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“haha lol i found someone lmaoooo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“How did a lone girl end up in these
snowfields...?”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“There's no need to worry, mis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“We're with the Self-Defense Union, from
Barugīn Town. We're just on patrol.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“this area's on lock-down because of the
Duchess of Hellfire lololol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“'scuse us lol. we're gonna have to accompany
u back to town haha”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“no can do lol. it's dangerous here so u have
to come with us lmao”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“your so kyute when your angry lol
would lick haha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“...I don't understand why you're so obstinate
about refusing us. Frankly, it's suspicious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“What's your name, miss?”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“For now, let's get you down to HQ.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“Here, come with us.”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“ah that burns lol aaaaaaagh—— loooooool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“Wh-What was that?! A demon?!”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 office:value-type="string">
            <text:p>Map261</text:p>
          </table:table-cell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“RRGH! I shall not forgive such intimidation
towards Her Grace, my exalted master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“guhaaaah lmao thats cold!! im srsly sorry lol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“I Will Freeze This Disgusting, Creepy Man
Into An Icicle And Shatter Him To Bits!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“wait hahaha i literally havent done anything
wat is this? lmao this is not epic lolol”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“Hoh hoh hoh! It would be laughable to think
that Carat-sama would lay hands on a filthy
rodent like you!”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“　＿人人人人人人人人人人人人＿
　 ＞　　　　　 OVERKILL　　　　 ＜
　 ￣Y^Y^Y^Y^Y^Y^Y^Y^Y^Y^Y^Y^￣　 ”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“Keh! What feeble prey this first human was.
You—crawl back to your little cavalry!!”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“H-Hiiiiiiyeeeeeeeeeehhh!!”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“MRGH! I am Empyreon, the scorcher of the
heavens!!”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“With a swing of my arms, I can unleash the
fires of Hell and turn everything in my path
to ashes!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“Deep Blue, Here! In The Blink Of An Eye,
My Sword Of Ice Will Rip You To Shreds!”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“I'll Take On The Smallest Of Small Fry Or
The Most Fearsome Foe, For Carat-Sama!”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“Dr. FLASH, at your service. My supreme
intellect is too vast to be expressed in words.”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“It goes without saying, but my combat
capabilities are another speciality of mine.
Ask of me what you shall.”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“Well met, Carat-sama! I am Toshiko, the
great dual katana-wielding samurai!!”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“I am the strongest among the four of us.
You want to conquer the human realm?
No problem! Leave it to the great Toshihiko!”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“Toshihiko”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“Yes, ma'am!”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